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E0000028037FD79611570D166.jpg" manifest:media-type="image/jpeg"/>
  <manifest:file-entry manifest:full-path="Pictures/10000000000002FA0000008924BEA3607F801FAB.jpg" manifest:media-type="image/jpeg"/>
  <manifest:file-entry manifest:full-path="Pictures/10000000000006BE0000037FAF0B304C45AF0E83.jpg" manifest:media-type="image/jpeg"/>
  <manifest:file-entry manifest:full-path="Pictures/10000000000004420000024616FF689D2380DA49.jpg" manifest:media-type="image/jpeg"/>
  <manifest:file-entry manifest:full-path="Pictures/100000000000044300000074CFEF34F191224B3D.jpg" manifest:media-type="image/jpeg"/>
  <manifest:file-entry manifest:full-path="Pictures/1000000000000444000002CD14E3543A67A55FCB.jpg" manifest:media-type="image/jpeg"/>
  <manifest:file-entry manifest:full-path="Pictures/10000000000007D0000005DCE5DCE75BC52407E1.jpg" manifest:media-type="image/jpeg"/>
  <manifest:file-entry manifest:full-path="Pictures/100000000000034E0000006BE7794EA86D3CD105.jpg" manifest:media-type="image/jpeg"/>
  <manifest:file-entry manifest:full-path="Pictures/100000000000043E00000267656DA0FD82CF04F2.jpg" manifest:media-type="image/jpeg"/>
  <manifest:file-entry manifest:full-path="Pictures/100000000000043E0000015CF47ECF8B335C3D67.jpg" manifest:media-type="image/jpeg"/>
  <manifest:file-entry manifest:full-path="Pictures/100000000000056500000296342439A964A8206A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n1" text:anchor-type="char" svg:x="0cm" svg:y="0.074cm" svg:width="17cm" svg:height="9.872cm" draw:z-index="0"><draw:image xlink:href="Pictures/100000000000044E0000028037FD79611570D166.jpg" xlink:type="simple" xlink:show="embed" xlink:actuate="onLoad" draw:mime-type="image/jpeg"/></draw:frame></text:p>
      <text:p text:style-name="Standard"><draw:frame draw:style-name="fr2" draw:name="Imagen2" text:anchor-type="char" svg:x="0cm" svg:y="0.337cm" svg:width="17cm" svg:height="1.806cm" draw:z-index="1"><draw:image xlink:href="Pictures/100000000000044300000074CFEF34F191224B3D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><draw:frame draw:style-name="fr2" draw:name="Imagen3" text:anchor-type="char" svg:x="0cm" svg:y="0.157cm" svg:width="17cm" svg:height="9.077cm" draw:z-index="2"><draw:image xlink:href="Pictures/10000000000004420000024616FF689D2380DA49.jpg" xlink:type="simple" xlink:show="embed" xlink:actuate="onLoad" draw:mime-type="image/jpeg"/></draw:frame></text:p>
      <text:p text:style-name="Standard"/>
      <text:p text:style-name="Standard"><draw:frame draw:style-name="fr2" draw:name="Imagen4" text:anchor-type="char" svg:x="0cm" svg:y="0.445cm" svg:width="17cm" svg:height="8.814cm" draw:z-index="3"><draw:image xlink:href="Pictures/10000000000006BE0000037FAF0B304C45AF0E83.jpg" xlink:type="simple" xlink:show="embed" xlink:actuate="onLoad" draw:mime-type="image/jpeg"/></draw:frame><text:soft-page-break/></text:p>
      <text:p text:style-name="Standard"/>
      <text:p text:style-name="Standard"><draw:frame draw:style-name="fr2" draw:name="Imagen5" text:anchor-type="char" svg:x="0cm" svg:y="0.43cm" svg:width="17cm" svg:height="12.749cm" draw:z-index="4"><draw:image xlink:href="Pictures/10000000000007D0000005DCE5DCE75BC52407E1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><draw:frame draw:style-name="fr2" draw:name="Imagen6" text:anchor-type="char" svg:x="0.436cm" svg:y="0.3cm" svg:width="16.129cm" svg:height="2.9cm" draw:z-index="5"><draw:image xlink:href="Pictures/10000000000002FA0000008924BEA3607F801FAB.jpg" xlink:type="simple" xlink:show="embed" xlink:actuate="onLoad" draw:mime-type="image/jpeg"/></draw:frame><text:soft-page-break/></text:p>
      <text:p text:style-name="Standard"/>
      <text:p text:style-name="Standard"/>
      <text:p text:style-name="Standard"><draw:frame draw:style-name="fr2" draw:name="Imagen7" text:anchor-type="char" svg:x="0cm" svg:y="0.011cm" svg:width="17cm" svg:height="11.162cm" draw:z-index="6"><draw:image xlink:href="Pictures/1000000000000444000002CD14E3543A67A55FCB.jpg" xlink:type="simple" xlink:show="embed" xlink:actuate="onLoad" draw:mime-type="image/jpeg"/></draw:frame></text:p>
      <text:p text:style-name="Standard"/>
      <text:p text:style-name="Standard"><draw:frame draw:style-name="fr2" draw:name="Imagen8" text:anchor-type="char" svg:x="0cm" svg:y="0.049cm" svg:width="17cm" svg:height="2.148cm" draw:z-index="7"><draw:image xlink:href="Pictures/100000000000034E0000006BE7794EA86D3CD105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9" text:anchor-type="char" svg:x="-0.06cm" svg:y="0.272cm" svg:width="17cm" svg:height="9.626cm" draw:z-index="8"><draw:image xlink:href="Pictures/100000000000043E00000267656DA0FD82CF04F2.jpg" xlink:type="simple" xlink:show="embed" xlink:actuate="onLoad" draw:mime-type="image/jpeg"/></draw:frame><text:soft-page-break/></text:p>
      <text:p text:style-name="Standard"/>
      <text:p text:style-name="Standard"><draw:frame draw:style-name="fr1" draw:name="Imagen10" text:anchor-type="char" svg:width="17cm" svg:height="5.447cm" draw:z-index="9"><draw:image xlink:href="Pictures/100000000000043E0000015CF47ECF8B335C3D67.jpg" xlink:type="simple" xlink:show="embed" xlink:actuate="onLoad" draw:mime-type="image/jpeg"/></draw:frame></text:p>
      <text:p text:style-name="Standard"/>
      <text:p text:style-name="Standard"/>
      <text:p text:style-name="Standard"><draw:frame draw:style-name="fr1" draw:name="Imagen11" text:anchor-type="char" svg:width="17cm" svg:height="8.149cm" draw:z-index="10"><draw:image xlink:href="Pictures/100000000000056500000296342439A964A8206A.jpg" xlink:type="simple" xlink:show="embed" xlink:actuate="onLoad" draw:mime-type="image/jpe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2T09:55:44.965000000</dc:date>
    <meta:editing-duration>PT7M54S</meta:editing-duration>
    <meta:editing-cycles>2</meta:editing-cycles>
    <meta:generator>LibreOffice/7.4.1.2$Windows_X86_64 LibreOffice_project/3c58a8f3a960df8bc8fd77b461821e42c061c5f0</meta:generator>
    <meta:document-statistic meta:table-count="0" meta:image-count="11" meta:object-count="0" meta:page-count="5" meta:paragraph-count="0" meta:word-count="0" meta:character-count="0" meta:non-whitespace-character-count="0"/>
  </office:meta>
</office:document-meta>
</file>